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8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63cm"/>
    </style:style>
    <style:style style:name="co6" style:family="table-column">
      <style:table-column-properties fo:break-before="auto" style:column-width="1.323cm"/>
    </style:style>
    <style:style style:name="co7" style:family="table-column">
      <style:table-column-properties fo:break-before="auto" style:column-width="5.292cm"/>
    </style:style>
    <style:style style:name="co8" style:family="table-column">
      <style:table-column-properties fo:break-before="auto" style:column-width="1.032cm"/>
    </style:style>
    <style:style style:name="co9" style:family="table-column">
      <style:table-column-properties fo:break-before="auto" style:column-width="15.346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1.27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9cm" fo:break-before="auto" style:use-optimal-row-height="true"/>
    </style:style>
    <style:style style:name="ro6" style:family="table-row">
      <style:table-row-properties style:row-height="1.349cm" fo:break-before="auto" style:use-optimal-row-height="true"/>
    </style:style>
    <style:style style:name="ro7" style:family="table-row">
      <style:table-row-properties style:row-height="0.82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64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11.245cm" fo:break-before="auto" style:use-optimal-row-height="true"/>
    </style:style>
    <style:style style:name="ro12" style:family="table-row">
      <style:table-row-properties style:row-height="9.446cm" fo:break-before="auto" style:use-optimal-row-height="true"/>
    </style:style>
    <style:style style:name="ro13" style:family="table-row">
      <style:table-row-properties style:row-height="5.847cm" fo:break-before="auto" style:use-optimal-row-height="true"/>
    </style:style>
    <style:style style:name="ro14" style:family="table-row">
      <style:table-row-properties style:row-height="4.048cm" fo:break-before="auto" style:use-optimal-row-height="true"/>
    </style:style>
    <style:style style:name="ro15" style:family="table-row">
      <style:table-row-properties style:row-height="3.149cm" fo:break-before="auto" style:use-optimal-row-height="true"/>
    </style:style>
    <style:style style:name="ta1" style:family="table" style:master-page-name="PageStyle_5f_Caso_20_de_20_Uso">
      <style:table-properties table:display="true" style:writing-mode="lr-tb"/>
    </style:style>
    <style:style style:name="ta2" style:family="table" style:master-page-name="PageStyle_5f_Archivo">
      <style:table-properties table:display="true" style:writing-mode="lr-tb"/>
    </style:style>
    <style:style style:name="ta3" style:family="table" style:master-page-name="PageStyle_5f_General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1c4587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fo:color="#ead1dc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background-color="#efefe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0000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fo:color="#ffffff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0">
      <style:table-cell-properties fo:border-bottom="0.99pt solid #000000" fo:background-color="#e6b8af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fo:color="#5b0f00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0">
      <style:table-cell-properties fo:border-bottom="none" fo:background-color="#e6b8af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none" fo:background-color="#e6b8af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99pt solid #000000" fo:background-color="#e6b8af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99pt solid #000000" fo:background-color="#fff2cc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7f6000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fo:border-bottom="none" fo:background-color="#fff2cc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fff2c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0.99pt solid #000000" fo:background-color="#fff2cc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99pt solid #000000" fo:background-color="#c9daf8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1c4587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fo:border-bottom="none" fo:background-color="#c9daf8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c9daf8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0.99pt solid #000000" fo:background-color="#c9daf8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0.99pt solid #000000" fo:background-color="#d9ead3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fo:color="#274e13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0">
      <style:table-cell-properties fo:border-bottom="none" fo:background-color="#d9ead3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none" fo:background-color="#d9ead3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order-bottom="0.99pt solid #000000" fo:background-color="#d9ead3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000000" style:text-align-source="fix" style:repeat-content="false" fo:wrap-option="wrap" fo:border="0.99pt solid #000000" style:vertical-align="bottom"/>
      <style:paragraph-properties fo:text-align="center"/>
      <style:text-properties fo:color="#ffffff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0">
      <style:table-cell-properties fo:border-bottom="none" fo:background-color="#efefef" style:text-align-source="fix" style:repeat-content="false" fo:wrap-option="wrap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none" fo:background-color="#efefef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0.99pt solid #000000" fo:background-color="#efefef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-bottom="none" fo:background-color="#efefef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34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none" fo:background-color="#5b0f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fo:color="#d9ead3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36" style:family="table-cell" style:parent-style-name="Default" style:data-style-name="N0">
      <style:table-cell-properties fo:border-bottom="0.99pt solid #000000" fo:background-color="#e6b8a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order-bottom="none" fo:background-color="#cc4125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cc4125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85200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d9d9d9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99pt solid #000000" fo:background-color="#d9d9d9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0.99pt solid #000000" fo:background-color="#000000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fo:color="#ffffff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0">
      <style:table-cell-properties fo:border-bottom="0.99pt solid #000000" fo:background-color="#e6b8af" style:text-align-source="fix" style:repeat-content="false" fo:wrap-option="wrap" fo:border-left="none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border-bottom="none" fo:background-color="#e6b8af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order-bottom="none" fo:background-color="#e6b8af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0.99pt solid #000000" fo:background-color="#e6b8af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0.99pt solid #000000" fo:background-color="#cc4125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fo:color="#ffffff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0">
      <style:table-cell-properties fo:border-bottom="0.99pt solid #000000" fo:background-color="#fff2cc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fo:border-bottom="none" fo:background-color="#ffd966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none" fo:background-color="#ffd966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none" fo:background-color="#cccccc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0.99pt solid #000000" fo:background-color="#cccccc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0.99pt solid #000000" fo:background-color="#fff2cc" style:text-align-source="fix" style:repeat-content="false" fo:wrap-option="wrap" fo:border-left="none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order-bottom="none" fo:background-color="#fff2cc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order-bottom="none" fo:background-color="#fff2cc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order-bottom="0.99pt solid #000000" fo:background-color="#fff2cc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order-bottom="0.99pt solid #000000" fo:background-color="#ffd966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fo:color="#ffffff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0">
      <style:table-cell-properties fo:border-bottom="0.99pt solid #000000" fo:background-color="#c9daf8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fo:border-bottom="none" fo:background-color="#6d9eeb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order-bottom="none" fo:background-color="#6d9eeb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order-bottom="none" fo:background-color="#1155cc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order-bottom="0.99pt solid #000000" fo:background-color="#6d9eeb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order-bottom="0.99pt solid #000000" fo:background-color="#c9daf8" style:text-align-source="fix" style:repeat-content="false" fo:wrap-option="wrap" fo:border-left="none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order-bottom="none" fo:background-color="#c9daf8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order-bottom="none" fo:background-color="#c9daf8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0.99pt solid #000000" fo:background-color="#c9daf8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order-bottom="0.99pt solid #000000" fo:background-color="#6d9eeb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fo:color="#ffffff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0">
      <style:table-cell-properties fo:border-bottom="0.99pt solid #000000" fo:background-color="#d9ead3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fo:border-bottom="none" fo:background-color="#93c47d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order-bottom="none" fo:background-color="#93c47d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order-bottom="none" fo:background-color="#38761d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order-bottom="none" fo:background-color="#b7b7b7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order-bottom="0.99pt solid #000000" fo:background-color="#b7b7b7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order-bottom="0.99pt solid #000000" fo:background-color="#d9ead3" style:text-align-source="fix" style:repeat-content="false" fo:wrap-option="wrap" fo:border-left="none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0">
      <style:table-cell-properties fo:border-bottom="0.99pt solid #000000" fo:background-color="#93c47d" style:text-align-source="fix" style:repeat-content="false" fo:wrap-option="wrap" fo:border-left="none" fo:border-right="0.99pt solid #000000" fo:border-top="0.99pt solid #000000" style:vertical-align="bottom"/>
      <style:paragraph-properties fo:text-align="center"/>
      <style:text-properties fo:color="#ffffff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order-bottom="0.99pt solid #000000" fo:background-color="#000000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fo:color="#ffffff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aso de Uso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2"/>
        <table:table-column table:style-name="co2" table:default-cell-style-name="ce18"/>
        <table:table-column table:style-name="co2" table:default-cell-style-name="ce22"/>
        <table:table-column table:style-name="co2" table:default-cell-style-name="ce27"/>
        <table:table-column table:style-name="co3" table:default-cell-style-name="ce31"/>
        <table:table-column table:style-name="co2" table:default-cell-style-name="ce34"/>
        <table:table-column table:style-name="co2" table:number-columns-repeated="24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LOC por Caso de Uso</text:p>
          </table:table-cell>
          <table:covered-table-cell table:number-columns-repeated="5" table:style-name="Default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1" table:number-rows-spanned="2">
            <text:p>Caso de Uso</text:p>
          </table:table-cell>
          <table:table-cell table:style-name="ce9" office:value-type="string" calcext:value-type="string" table:number-columns-spanned="4" table:number-rows-spanned="1">
            <text:p>LOC por Area</text:p>
          </table:table-cell>
          <table:covered-table-cell table:number-columns-repeated="3" table:style-name="Default"/>
          <table:table-cell table:style-name="ce2" office:value-type="string" calcext:value-type="string" table:number-columns-spanned="1" table:number-rows-spanned="2">
            <text:p>LOC Total</text:p>
          </table:table-cell>
          <table:table-cell table:number-columns-repeated="250"/>
        </table:table-row>
        <table:table-row table:style-name="ro3">
          <table:covered-table-cell table:style-name="Default"/>
          <table:table-cell table:style-name="ce10" office:value-type="string" calcext:value-type="string">
            <text:p>Modelo</text:p>
          </table:table-cell>
          <table:table-cell table:style-name="ce16" office:value-type="string" calcext:value-type="string">
            <text:p>Controlador</text:p>
          </table:table-cell>
          <table:table-cell table:style-name="ce20" office:value-type="string" calcext:value-type="string">
            <text:p>Vista/HTML</text:p>
          </table:table-cell>
          <table:table-cell table:style-name="ce25" office:value-type="string" calcext:value-type="string">
            <text:p>Javascript</text:p>
          </table:table-cell>
          <table:covered-table-cell table:style-name="Default"/>
          <table:table-cell table:number-columns-repeated="250"/>
        </table:table-row>
        <table:table-row table:style-name="ro4">
          <table:table-cell table:style-name="ce3" office:value-type="string" calcext:value-type="string">
            <text:p>Login</text:p>
          </table:table-cell>
          <table:table-cell table:style-name="ce11" office:value-type="float" office:value="0" calcext:value-type="float">
            <text:p>0</text:p>
          </table:table-cell>
          <table:table-cell table:style-name="ce17" table:formula="of:=[Archivo.$D$15]+([Archivo.$D$12]-7)" office:value-type="float" office:value="40" calcext:value-type="float">
            <text:p>40</text:p>
          </table:table-cell>
          <table:table-cell table:style-name="ce21" table:formula="of:=(71-22)+60" office:value-type="float" office:value="109" calcext:value-type="float">
            <text:p>109</text:p>
          </table:table-cell>
          <table:table-cell table:style-name="ce26" office:value-type="float" office:value="0" calcext:value-type="float">
            <text:p>0</text:p>
          </table:table-cell>
          <table:table-cell table:style-name="ce30" table:formula="of:=(([.$B4]+[.$C4])+[.$D4])+[.E4]" office:value-type="float" office:value="149" calcext:value-type="float">
            <text:p>149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Logou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UP((150/10);0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([.$B5]+[.$C5])+[.$D5])+[.E5]" office:value-type="float" office:value="22" calcext:value-type="float">
            <text:p>22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Alta Usuario</text:p>
          </table:table-cell>
          <table:table-cell table:formula="of:=[Archivo.$B$15]/4" office:value-type="float" office:value="13.5" calcext:value-type="float">
            <text:p>13.5</text:p>
          </table:table-cell>
          <table:table-cell table:formula="of:=([Archivo.$D$14]*(1/10))+41" office:value-type="float" office:value="60.4" calcext:value-type="float">
            <text:p>60.4</text:p>
          </table:table-cell>
          <table:table-cell table:formula="of:=(17+68)+60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(([.$B6]+[.$C6])+[.$D6])+[.E6]" office:value-type="float" office:value="218.9" calcext:value-type="float">
            <text:p>218.9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Baja usuar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ROUNDUP((150/10);0)+50" office:value-type="float" office:value="65" calcext:value-type="float">
            <text:p>65</text:p>
          </table:table-cell>
          <table:table-cell table:formula="of:=ROUNDUP((SUM([Archivo.$H$8:.$H$10])/7);0)" office:value-type="float" office:value="71" calcext:value-type="float">
            <text:p>71</text:p>
          </table:table-cell>
          <table:table-cell table:formula="of:=(([.$B7]+[.$C7])+[.$D7])+[.E7]" office:value-type="float" office:value="154" calcext:value-type="float">
            <text:p>154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Ver Datos Usuar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143+ROUNDUP((150/10);0))+169)-50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(([.$B8]+[.$C8])+[.$D8])+[.E8]" office:value-type="float" office:value="282" calcext:value-type="float">
            <text:p>282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Modificar Datos Usuario</text:p>
          </table:table-cell>
          <table:table-cell table:formula="of:=[Archivo.$B$15]/4" office:value-type="float" office:value="13.5" calcext:value-type="float">
            <text:p>13.5</text:p>
          </table:table-cell>
          <table:table-cell table:formula="of:=([Archivo.$D$14]*(1/10))+25" office:value-type="float" office:value="44.4" calcext:value-type="float">
            <text:p>44.4</text:p>
          </table:table-cell>
          <table:table-cell table:formula="of:=ROUNDUP((150/10);0)" office:value-type="float" office:value="15" calcext:value-type="float">
            <text:p>15</text:p>
          </table:table-cell>
          <table:table-cell table:formula="of:=ROUNDUP((SUM([Archivo.$H$8:.$H$10])/7);0)" office:value-type="float" office:value="71" calcext:value-type="float">
            <text:p>71</text:p>
          </table:table-cell>
          <table:table-cell table:formula="of:=(([.$B9]+[.$C9])+[.$D9])+[.E9]" office:value-type="float" office:value="143.9" calcext:value-type="float">
            <text:p>143.9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Alta Establecimiento</text:p>
          </table:table-cell>
          <table:table-cell table:formula="of:=([Archivo.$B$7]/2)+ROUNDUP(([Archivo.$B$12]/3);0)" office:value-type="float" office:value="88" calcext:value-type="float">
            <text:p>88</text:p>
          </table:table-cell>
          <table:table-cell table:formula="of:=([Archivo.$D$14]*(2/10))+53" office:value-type="float" office:value="91.8" calcext:value-type="float">
            <text:p>91.8</text:p>
          </table:table-cell>
          <table:table-cell table:formula="of:=652+ROUNDUP((150/10);0)" office:value-type="float" office:value="667" calcext:value-type="float">
            <text:p>667</text:p>
          </table:table-cell>
          <table:table-cell table:formula="of:=([Archivo.$H$5]/2)+ROUNDUP((SUM([Archivo.$H$8:.$H$10])/7);0)" office:value-type="float" office:value="146" calcext:value-type="float">
            <text:p>146</text:p>
          </table:table-cell>
          <table:table-cell table:formula="of:=(([.$B10]+[.$C10])+[.$D10])+[.E10]" office:value-type="float" office:value="992.8" calcext:value-type="float">
            <text:p>992.8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Baja Establecimient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UP((234/40);0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([.$B11]+[.$C11])+[.$D11])+[.E11]" office:value-type="float" office:value="26" calcext:value-type="float">
            <text:p>26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Listar Establecimientos de Usuar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UP((150/10);0)+91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(([.$B12]+[.$C12])+[.$D12])+[.E12]" office:value-type="float" office:value="111" calcext:value-type="float">
            <text:p>111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Ver Datos Establecimiento</text:p>
          </table:table-cell>
          <table:table-cell table:formula="of:=ROUNDUP(([Archivo.$B$12]/3);0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394+ROUNDUP((234/40);0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(([.$B13]+[.$C13])+[.$D13])+[.E13]" office:value-type="float" office:value="409" calcext:value-type="float">
            <text:p>409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Modificar Establecimiento</text:p>
          </table:table-cell>
          <table:table-cell table:formula="of:=([Archivo.$B$7]/2)+ROUNDUP(([Archivo.$B$12]/3);0)"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table:formula="of:=612+ROUNDUP((234/40);0)" office:value-type="float" office:value="618" calcext:value-type="float">
            <text:p>618</text:p>
          </table:table-cell>
          <table:table-cell table:formula="of:=[Archivo.$H$5]/2" office:value-type="float" office:value="75" calcext:value-type="float">
            <text:p>75</text:p>
          </table:table-cell>
          <table:table-cell table:formula="of:=(([.$B14]+[.$C14])+[.$D14])+[.E14]" office:value-type="float" office:value="834" calcext:value-type="float">
            <text:p>834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Listar Usuarios de Establecimien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127-5)+ROUNDUP((234/40);0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(([.$B15]+[.$C15])+[.$D15])+[.E15]" office:value-type="float" office:value="133" calcext:value-type="float">
            <text:p>133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Asignar Rol a un Usuario en Establecimiento</text:p>
          </table:table-cell>
          <table:table-cell office:value-type="float" office:value="8" calcext:value-type="float">
            <text:p>8</text:p>
          </table:table-cell>
          <table:table-cell table:formula="of:=(([Archivo.$D$14]*(1/10))+39)+31" office:value-type="float" office:value="89.4" calcext:value-type="float">
            <text:p>89.4</text:p>
          </table:table-cell>
          <table:table-cell table:formula="of:=(5+ROUNDUP((234/40);0))+8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([.$B16]+[.$C16])+[.$D16])+[.E16]" office:value-type="float" office:value="116.4" calcext:value-type="float">
            <text:p>116.4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Alta Ganado</text:p>
          </table:table-cell>
          <table:table-cell table:formula="of:=([Archivo.$B$9]/5)+ROUNDUP(((([Archivo.$B$10]*(1/3))*(1/5))+(([Archivo.$B$10]*(2/3))*(1/14)));0)" office:value-type="float" office:value="47.2" calcext:value-type="float">
            <text:p>47.2</text:p>
          </table:table-cell>
          <table:table-cell table:formula="of:=(([Archivo.$D$14]*(1/10))*(1+(1/4)))+ROUNDUP((148/4);0)" office:value-type="float" office:value="61.25" calcext:value-type="float">
            <text:p>61.25</text:p>
          </table:table-cell>
          <table:table-cell table:formula="of:=(257-20)+ROUNDUP((234/40);0)" office:value-type="float" office:value="243" calcext:value-type="float">
            <text:p>243</text:p>
          </table:table-cell>
          <table:table-cell table:formula="of:=ROUNDUP((SUM([Archivo.$H$8:.$H$10])/7);0)" office:value-type="float" office:value="71" calcext:value-type="float">
            <text:p>71</text:p>
          </table:table-cell>
          <table:table-cell table:formula="of:=(([.$B17]+[.$C17])+[.$D17])+[.E17]" office:value-type="float" office:value="422.45" calcext:value-type="float">
            <text:p>422.4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Alta Ganado Compra</text:p>
          </table:table-cell>
          <table:table-cell table:formula="of:=ROUNDUP(((([Archivo.$B$10]*(1/3))*(1/5))+(([Archivo.$B$10]*(2/3))*(1/14)));0)" office:value-type="float" office:value="45" calcext:value-type="float">
            <text:p>45</text:p>
          </table:table-cell>
          <table:table-cell table:formula="of:=(([Archivo.$D$14]*(1/10))*(1+(1/4)))+ROUNDUP((148/4);0)" office:value-type="float" office:value="61.25" calcext:value-type="float">
            <text:p>61.25</text:p>
          </table:table-cell>
          <table:table-cell table:formula="of:=157+ROUNDUP((234/40);0)" office:value-type="float" office:value="163" calcext:value-type="float">
            <text:p>163</text:p>
          </table:table-cell>
          <table:table-cell table:formula="of:=ROUNDUP((SUM([Archivo.$H$8:.$H$10])/7);0)" office:value-type="float" office:value="71" calcext:value-type="float">
            <text:p>71</text:p>
          </table:table-cell>
          <table:table-cell table:formula="of:=(([.$B18]+[.$C18])+[.$D18])+[.E18]" office:value-type="float" office:value="340.25" calcext:value-type="float">
            <text:p>340.2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Alta Ganado Remate</text:p>
          </table:table-cell>
          <table:table-cell office:value-type="float" office:value="0" calcext:value-type="float">
            <text:p>0</text:p>
          </table:table-cell>
          <table:table-cell table:formula="of:=ROUNDUP((148/4);0)" office:value-type="float" office:value="37" calcext:value-type="float">
            <text:p>37</text:p>
          </table:table-cell>
          <table:table-cell table:formula="of:=ROUNDUP((234/40);0)+35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([.$B19]+[.$C19])+[.$D19])+[.E19]" office:value-type="float" office:value="78" calcext:value-type="float">
            <text:p>78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Alta Ganado Pastoreo</text:p>
          </table:table-cell>
          <table:table-cell table:formula="of:=ROUNDUP(((([Archivo.$B$10]*(1/3))*(1/5))+(([Archivo.$B$10]*(2/3))*(1/14)));0)" office:value-type="float" office:value="45" calcext:value-type="float">
            <text:p>45</text:p>
          </table:table-cell>
          <table:table-cell table:formula="of:=(([Archivo.$D$14]*(1/10))*(1/4))+ROUNDUP((148/4);0)" office:value-type="float" office:value="41.85" calcext:value-type="float">
            <text:p>41.85</text:p>
          </table:table-cell>
          <table:table-cell table:formula="of:=88+ROUNDUP((234/40);0)" office:value-type="float" office:value="94" calcext:value-type="float">
            <text:p>94</text:p>
          </table:table-cell>
          <table:table-cell table:formula="of:=ROUNDUP((SUM([Archivo.$H$8:.$H$10])/7);0)" office:value-type="float" office:value="71" calcext:value-type="float">
            <text:p>71</text:p>
          </table:table-cell>
          <table:table-cell table:formula="of:=(([.$B20]+[.$C20])+[.$D20])+[.E20]" office:value-type="float" office:value="251.85" calcext:value-type="float">
            <text:p>251.85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Alta Ganado TXT</text:p>
          </table:table-cell>
          <table:table-cell table:formula="of:=([Archivo.$B$9]/5)+ROUNDUP(((([Archivo.$B$10]*(1/3))*(1/5))+(([Archivo.$B$10]*(2/3))*(1/14)));0)" office:value-type="float" office:value="47.2" calcext:value-type="float">
            <text:p>47.2</text:p>
          </table:table-cell>
          <table:table-cell table:formula="of:=((([Archivo.$D$14]*(1/10))*(1/4))+138)+10" office:value-type="float" office:value="152.85" calcext:value-type="float">
            <text:p>152.85</text:p>
          </table:table-cell>
          <table:table-cell table:formula="of:=((69+148)+43)+ROUNDUP((234/40);0)" office:value-type="float" office:value="266" calcext:value-type="float">
            <text:p>266</text:p>
          </table:table-cell>
          <table:table-cell table:formula="of:=([Archivo.$H$6]/2)+ROUNDUP((SUM([Archivo.$H$8:.$H$10])/7);0)" office:value-type="float" office:value="119.5" calcext:value-type="float">
            <text:p>119.5</text:p>
          </table:table-cell>
          <table:table-cell table:formula="of:=(([.$B21]+[.$C21])+[.$D21])+[.E21]" office:value-type="float" office:value="585.55" calcext:value-type="float">
            <text:p>585.5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Baja Ganado Muerte</text:p>
          </table:table-cell>
          <table:table-cell table:formula="of:=ROUNDUP((([Archivo.$B$10]*(2/3))*(1/14));0)" office:value-type="float" office:value="19" calcext:value-type="float">
            <text:p>19</text:p>
          </table:table-cell>
          <table:table-cell table:formula="of:=ROUNDUP((54/7);0)" office:value-type="float" office:value="8" calcext:value-type="float">
            <text:p>8</text:p>
          </table:table-cell>
          <table:table-cell table:formula="of:=35+ROUNDUP((234/40);0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([.$B22]+[.$C22])+[.$D22])+[.E22]" office:value-type="float" office:value="68" calcext:value-type="float">
            <text:p>68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Baja Ganado Remate</text:p>
          </table:table-cell>
          <table:table-cell table:formula="of:=ROUNDUP((([Archivo.$B$10]*(2/3))*(1/14));0)" office:value-type="float" office:value="19" calcext:value-type="float">
            <text:p>19</text:p>
          </table:table-cell>
          <table:table-cell table:formula="of:=ROUNDUP((54/7);0)" office:value-type="float" office:value="8" calcext:value-type="float">
            <text:p>8</text:p>
          </table:table-cell>
          <table:table-cell table:formula="of:=35+ROUNDUP((234/40);0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([.$B23]+[.$C23])+[.$D23])+[.E23]" office:value-type="float" office:value="68" calcext:value-type="float">
            <text:p>68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Baja Ganado Pastoreo</text:p>
          </table:table-cell>
          <table:table-cell table:formula="of:=ROUNDUP((([Archivo.$B$10]*(2/3))*(1/14));0)" office:value-type="float" office:value="19" calcext:value-type="float">
            <text:p>19</text:p>
          </table:table-cell>
          <table:table-cell table:formula="of:=ROUNDUP((54/7);0)" office:value-type="float" office:value="8" calcext:value-type="float">
            <text:p>8</text:p>
          </table:table-cell>
          <table:table-cell table:formula="of:=35+ROUNDUP((234/40);0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([.$B24]+[.$C24])+[.$D24])+[.E24]" office:value-type="float" office:value="68" calcext:value-type="float">
            <text:p>68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Alta Ganado Retorno de Pastoreo</text:p>
          </table:table-cell>
          <table:table-cell table:formula="of:=ROUNDUP((([Archivo.$B$10]*(2/3))*(1/14));0)" office:value-type="float" office:value="19" calcext:value-type="float">
            <text:p>19</text:p>
          </table:table-cell>
          <table:table-cell table:formula="of:=ROUNDUP((54/7);0)" office:value-type="float" office:value="8" calcext:value-type="float">
            <text:p>8</text:p>
          </table:table-cell>
          <table:table-cell table:formula="of:=35+ROUNDUP((234/40);0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([.$B25]+[.$C25])+[.$D25])+[.E25]" office:value-type="float" office:value="68" calcext:value-type="float">
            <text:p>68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Baja Ganado Consumo</text:p>
          </table:table-cell>
          <table:table-cell table:formula="of:=ROUNDUP((([Archivo.$B$10]*(2/3))*(1/14));0)" office:value-type="float" office:value="19" calcext:value-type="float">
            <text:p>19</text:p>
          </table:table-cell>
          <table:table-cell table:formula="of:=ROUNDUP((54/7);0)" office:value-type="float" office:value="8" calcext:value-type="float">
            <text:p>8</text:p>
          </table:table-cell>
          <table:table-cell table:formula="of:=35+ROUNDUP((234/40);0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([.$B26]+[.$C26])+[.$D26])+[.E26]" office:value-type="float" office:value="68" calcext:value-type="float">
            <text:p>68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Baja Ganado Perdida</text:p>
          </table:table-cell>
          <table:table-cell table:formula="of:=ROUNDUP((([Archivo.$B$10]*(2/3))*(1/14));0)" office:value-type="float" office:value="19" calcext:value-type="float">
            <text:p>19</text:p>
          </table:table-cell>
          <table:table-cell table:formula="of:=ROUNDUP((54/7);0)" office:value-type="float" office:value="8" calcext:value-type="float">
            <text:p>8</text:p>
          </table:table-cell>
          <table:table-cell table:formula="of:=35+ROUNDUP((234/40);0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([.$B27]+[.$C27])+[.$D27])+[.E27]" office:value-type="float" office:value="68" calcext:value-type="float">
            <text:p>68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Baja Ganado TXT</text:p>
          </table:table-cell>
          <table:table-cell table:formula="of:=ROUNDUP((([Archivo.$B$10]*(2/3))*(1/14));0)" office:value-type="float" office:value="19" calcext:value-type="float">
            <text:p>19</text:p>
          </table:table-cell>
          <table:table-cell table:formula="of:=ROUNDUP((54/7);0)" office:value-type="float" office:value="8" calcext:value-type="float">
            <text:p>8</text:p>
          </table:table-cell>
          <table:table-cell table:formula="of:=19+ROUNDUP((234/40);0)" office:value-type="float" office:value="25" calcext:value-type="float">
            <text:p>25</text:p>
          </table:table-cell>
          <table:table-cell table:formula="of:=[Archivo.$H$6]/2" office:value-type="float" office:value="48.5" calcext:value-type="float">
            <text:p>48.5</text:p>
          </table:table-cell>
          <table:table-cell table:formula="of:=(([.$B28]+[.$C28])+[.$D28])+[.E28]" office:value-type="float" office:value="100.5" calcext:value-type="float">
            <text:p>100.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Listar Ganados de Establecimiento</text:p>
          </table:table-cell>
          <table:table-cell table:formula="of:=ROUNDUP((([Archivo.$B$10]*(2/3))*(1/14));0)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(906-(35*9))+ROUNDUP((234/40);0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(([.$B29]+[.$C29])+[.$D29])+[.E29]" office:value-type="float" office:value="656" calcext:value-type="float">
            <text:p>656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Ver Datos Animal</text:p>
          </table:table-cell>
          <table:table-cell table:formula="of:=ROUNDUP((([Archivo.$B$10]*(2/3))*(1/14));0)"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formula="of:=((1367*(6/8))*(1/2))+ROUNDUP((234/40);0)" office:value-type="float" office:value="518.625" calcext:value-type="float">
            <text:p>518.625</text:p>
          </table:table-cell>
          <table:table-cell office:value-type="float" office:value="0" calcext:value-type="float">
            <text:p>0</text:p>
          </table:table-cell>
          <table:table-cell table:formula="of:=(([.$B30]+[.$C30])+[.$D30])+[.E30]" office:value-type="float" office:value="606.625" calcext:value-type="float">
            <text:p>606.625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Modificar Animal</text:p>
          </table:table-cell>
          <table:table-cell table:formula="of:=ROUNDUP(((([Archivo.$B$10]*(1/3))*(1/5))+(([Archivo.$B$10]*(2/3))*(1/14)));0)"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table:formula="of:=((1367*(6/8))*(1/2))+ROUNDUP((234/40);0)" office:value-type="float" office:value="518.625" calcext:value-type="float">
            <text:p>518.625</text:p>
          </table:table-cell>
          <table:table-cell office:value-type="float" office:value="0" calcext:value-type="float">
            <text:p>0</text:p>
          </table:table-cell>
          <table:table-cell table:formula="of:=(([.$B31]+[.$C31])+[.$D31])+[.E31]" office:value-type="float" office:value="680.625" calcext:value-type="float">
            <text:p>680.625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Crear Entore</text:p>
          </table:table-cell>
          <table:table-cell table:formula="of:=[Archivo.$B$6]+([Archivo.$B$9]/5)" office:value-type="float" office:value="9.2" calcext:value-type="float">
            <text:p>9.2</text:p>
          </table:table-cell>
          <table:table-cell table:formula="of:=((5+8)+27)+91" office:value-type="float" office:value="131" calcext:value-type="float">
            <text:p>131</text:p>
          </table:table-cell>
          <table:table-cell table:formula="of:=((48+51)+49)+ROUNDUP((234/40);0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(([.$B32]+[.$C32])+[.$D32])+[.E32]" office:value-type="float" office:value="294.2" calcext:value-type="float">
            <text:p>294.2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Agregar Preñez</text:p>
          </table:table-cell>
          <table:table-cell table:formula="of:=[Archivo.$B$9]/5" office:value-type="float" office:value="2.2" calcext:value-type="float">
            <text:p>2.2</text:p>
          </table:table-cell>
          <table:table-cell office:value-type="float" office:value="27" calcext:value-type="float">
            <text:p>27</text:p>
          </table:table-cell>
          <table:table-cell table:formula="of:=(69+35)+ROUNDUP((234/40);0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([.$B33]+[.$C33])+[.$D33])+[.E33]" office:value-type="float" office:value="139.2" calcext:value-type="float">
            <text:p>139.2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Agregar Nacimiento</text:p>
          </table:table-cell>
          <table:table-cell table:formula="of:=[Archivo.$B$9]/5" office:value-type="float" office:value="2.2" calcext:value-type="float">
            <text:p>2.2</text:p>
          </table:table-cell>
          <table:table-cell table:formula="of:=27" office:value-type="float" office:value="27" calcext:value-type="float">
            <text:p>27</text:p>
          </table:table-cell>
          <table:table-cell table:formula="of:=35+ROUNDUP((234/40);0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([.$B34]+[.$C34])+[.$D34])+[.E34]" office:value-type="float" office:value="70.2" calcext:value-type="float">
            <text:p>70.2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Agregar Destete</text:p>
          </table:table-cell>
          <table:table-cell table:formula="of:=[Archivo.$B$5]" office:value-type="float" office:value="3" calcext:value-type="float">
            <text:p>3</text:p>
          </table:table-cell>
          <table:table-cell table:formula="of:=14+37" office:value-type="float" office:value="51" calcext:value-type="float">
            <text:p>51</text:p>
          </table:table-cell>
          <table:table-cell table:formula="of:=(57+6)+ROUNDUP((234/40);0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(([.$B35]+[.$C35])+[.$D35])+[.E35]" office:value-type="float" office:value="123" calcext:value-type="float">
            <text:p>123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Agregar Pesaje</text:p>
          </table:table-cell>
          <table:table-cell table:formula="of:=[Archivo.$B$13]" office:value-type="float" office:value="20" calcext:value-type="float">
            <text:p>20</text:p>
          </table:table-cell>
          <table:table-cell table:formula="of:=28+7" office:value-type="float" office:value="35" calcext:value-type="float">
            <text:p>35</text:p>
          </table:table-cell>
          <table:table-cell table:formula="of:=(20+(1367*(1/8)))+ROUNDUP((234/40);0)" office:value-type="float" office:value="196.875" calcext:value-type="float">
            <text:p>196.875</text:p>
          </table:table-cell>
          <table:table-cell office:value-type="float" office:value="0" calcext:value-type="float">
            <text:p>0</text:p>
          </table:table-cell>
          <table:table-cell table:formula="of:=(([.$B36]+[.$C36])+[.$D36])+[.E36]" office:value-type="float" office:value="251.875" calcext:value-type="float">
            <text:p>251.87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Agregar Evento Veterinario</text:p>
          </table:table-cell>
          <table:table-cell table:formula="of:=[Archivo.$B$4]" office:value-type="float" office:value="13" calcext:value-type="float">
            <text:p>13</text:p>
          </table:table-cell>
          <table:table-cell table:formula="of:=86+69" office:value-type="float" office:value="155" calcext:value-type="float">
            <text:p>155</text:p>
          </table:table-cell>
          <table:table-cell table:formula="of:=((244+244)+(1367*(1/8)))+ROUNDUP((234/40);0)" office:value-type="float" office:value="664.875" calcext:value-type="float">
            <text:p>664.875</text:p>
          </table:table-cell>
          <table:table-cell office:value-type="float" office:value="0" calcext:value-type="float">
            <text:p>0</text:p>
          </table:table-cell>
          <table:table-cell table:formula="of:=(([.$B37]+[.$C37])+[.$D37])+[.E37]" office:value-type="float" office:value="832.875" calcext:value-type="float">
            <text:p>832.87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Generar Declaracion Jurada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743+ROUNDUP((234/40);0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(([.$B38]+[.$C38])+[.$D38])+[.E38]" office:value-type="float" office:value="941" calcext:value-type="float">
            <text:p>941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Crear Evento</text:p>
          </table:table-cell>
          <table:table-cell table:formula="of:=[Archivo.$B$8]*(3/10)" office:value-type="float" office:value="12.9" calcext:value-type="float">
            <text:p>12.9</text:p>
          </table:table-cell>
          <table:table-cell office:value-type="float" office:value="25" calcext:value-type="float">
            <text:p>25</text:p>
          </table:table-cell>
          <table:table-cell table:formula="of:=(5+ROUNDUP((150/10);0))+25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(([.$B39]+[.$C39])+[.$D39])+[.E39]" office:value-type="float" office:value="82.9" calcext:value-type="float">
            <text:p>82.9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Listar Eventos</text:p>
          </table:table-cell>
          <table:table-cell table:formula="of:=[Archivo.$B$8]*(4/10)" office:value-type="float" office:value="17.2" calcext:value-type="float">
            <text:p>17.2</text:p>
          </table:table-cell>
          <table:table-cell office:value-type="float" office:value="6" calcext:value-type="float">
            <text:p>6</text:p>
          </table:table-cell>
          <table:table-cell table:formula="of:=(233-15)+ROUNDUP((150/10);0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(([.$B40]+[.$C40])+[.$D40])+[.E40]" office:value-type="float" office:value="256.2" calcext:value-type="float">
            <text:p>256.2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Eliminar Evento</text:p>
          </table:table-cell>
          <table:table-cell table:formula="of:=[Archivo.$B$8]*(1/10)"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table:formula="of:=5+ROUNDUP((150/10);0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([.$B41]+[.$C41])+[.$D41])+[.E41]" office:value-type="float" office:value="29.3" calcext:value-type="float">
            <text:p>29.3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Modificar Evento</text:p>
          </table:table-cell>
          <table:table-cell table:formula="of:=[Archivo.$B$8]*(2/10)" office:value-type="float" office:value="8.6" calcext:value-type="float">
            <text:p>8.6</text:p>
          </table:table-cell>
          <table:table-cell office:value-type="float" office:value="32" calcext:value-type="float">
            <text:p>32</text:p>
          </table:table-cell>
          <table:table-cell table:formula="of:=5+ROUNDUP((150/10);0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([.$B42]+[.$C42])+[.$D42])+[.E42]" office:value-type="float" office:value="60.6" calcext:value-type="float">
            <text:p>60.6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Listar Usuarios Siste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50+(141*(3/4)))+ROUNDUP((188/11);0)" office:value-type="float" office:value="173.75" calcext:value-type="float">
            <text:p>173.75</text:p>
          </table:table-cell>
          <table:table-cell office:value-type="float" office:value="0" calcext:value-type="float">
            <text:p>0</text:p>
          </table:table-cell>
          <table:table-cell table:formula="of:=(([.$B43]+[.$C43])+[.$D43])+[.E43]" office:value-type="float" office:value="177.75" calcext:value-type="float">
            <text:p>177.75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Listar Establecimientos del Siste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127+152)+ROUNDUP((188/11);0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(([.$B44]+[.$C44])+[.$D44])+[.E44]" office:value-type="float" office:value="301" calcext:value-type="float">
            <text:p>301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Bloquear Usu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+ROUNDUP((188/11);0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([.$B45]+[.$C45])+[.$D45])+[.E45]" office:value-type="float" office:value="28" calcext:value-type="float">
            <text:p>28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Desbloquear Usu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188/11);0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([.$B46]+[.$C46])+[.$D46])+[.E46]" office:value-type="float" office:value="28" calcext:value-type="float">
            <text:p>28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Eliminar Usuario</text:p>
          </table:table-cell>
          <table:table-cell office:value-type="float" office:value="0" calcext:value-type="float">
            <text:p>0</text:p>
          </table:table-cell>
          <table:table-cell table:formula="of:=ROUNDUP((14/3);0)" office:value-type="float" office:value="5" calcext:value-type="float">
            <text:p>5</text:p>
          </table:table-cell>
          <table:table-cell table:formula="of:=ROUNDUP((188/11);0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([.$B47]+[.$C47])+[.$D47])+[.E47]" office:value-type="float" office:value="23" calcext:value-type="float">
            <text:p>23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Administrador Sistema Asigna Rol</text:p>
          </table:table-cell>
          <table:table-cell office:value-type="float" office:value="0" calcext:value-type="float">
            <text:p>0</text:p>
          </table:table-cell>
          <table:table-cell table:formula="of:=(ROUNDUP((14/3);0)+26)+9" office:value-type="float" office:value="40" calcext:value-type="float">
            <text:p>40</text:p>
          </table:table-cell>
          <table:table-cell table:formula="of:=(ROUNDUP((188/11);0)+26)+17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(([.$B48]+[.$C48])+[.$D48])+[.E48]" office:value-type="float" office:value="101" calcext:value-type="float">
            <text:p>101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Administrador Elimina Establecimiento</text:p>
          </table:table-cell>
          <table:table-cell office:value-type="float" office:value="0" calcext:value-type="float">
            <text:p>0</text:p>
          </table:table-cell>
          <table:table-cell table:formula="of:=(ROUNDUP((14/3);0)+9)+15" office:value-type="float" office:value="29" calcext:value-type="float">
            <text:p>29</text:p>
          </table:table-cell>
          <table:table-cell table:formula="of:=ROUNDUP((188/11);0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([.$B49]+[.$C49])+[.$D49])+[.E49]" office:value-type="float" office:value="47" calcext:value-type="float">
            <text:p>47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Listar Reportes de Eficienc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50]+[.$C50])+[.$D50])+[.E50]" office:value-type="float" office:value="82" calcext:value-type="float">
            <text:p>82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Porcentaje de Procreos</text:p>
          </table:table-cell>
          <table:table-cell office:value-type="float" office:value="0" calcext:value-type="float">
            <text:p>0</text:p>
          </table:table-cell>
          <table:table-cell table:formula="of:=161/8" office:value-type="float" office:value="20.125" calcext:value-type="float">
            <text:p>20.12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51]+[.$C51])+[.$D51])+[.E51]" office:value-type="float" office:value="99.125" calcext:value-type="float">
            <text:p>99.12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Porcentaje de Preñez</text:p>
          </table:table-cell>
          <table:table-cell office:value-type="float" office:value="0" calcext:value-type="float">
            <text:p>0</text:p>
          </table:table-cell>
          <table:table-cell table:formula="of:=161/8" office:value-type="float" office:value="20.125" calcext:value-type="float">
            <text:p>20.12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52]+[.$C52])+[.$D52])+[.E52]" office:value-type="float" office:value="99.125" calcext:value-type="float">
            <text:p>99.125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Porcentaje de Paricion a Vacas Entoradas</text:p>
          </table:table-cell>
          <table:table-cell office:value-type="float" office:value="0" calcext:value-type="float">
            <text:p>0</text:p>
          </table:table-cell>
          <table:table-cell table:formula="of:=161/8" office:value-type="float" office:value="20.125" calcext:value-type="float">
            <text:p>20.12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53]+[.$C53])+[.$D53])+[.E53]" office:value-type="float" office:value="99.125" calcext:value-type="float">
            <text:p>99.125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Porcentaje de Paricion a Vacas Preñadas</text:p>
          </table:table-cell>
          <table:table-cell office:value-type="float" office:value="0" calcext:value-type="float">
            <text:p>0</text:p>
          </table:table-cell>
          <table:table-cell table:formula="of:=161/8" office:value-type="float" office:value="20.125" calcext:value-type="float">
            <text:p>20.12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54]+[.$C54])+[.$D54])+[.E54]" office:value-type="float" office:value="99.125" calcext:value-type="float">
            <text:p>99.125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Indice de Perdidad de Procreos Indice 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([.$B55]+[.$C55])+[.$D55])+[.E55]" office:value-type="float" office:value="0" calcext:value-type="float">
            <text:p>0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Indice de Perdidad de Procreos Indice 2</text:p>
          </table:table-cell>
          <table:table-cell office:value-type="float" office:value="0" calcext:value-type="float">
            <text:p>0</text:p>
          </table:table-cell>
          <table:table-cell table:formula="of:=161/8" office:value-type="float" office:value="20.125" calcext:value-type="float">
            <text:p>20.12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56]+[.$C56])+[.$D56])+[.E56]" office:value-type="float" office:value="99.125" calcext:value-type="float">
            <text:p>99.12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Porcentaje de Merma</text:p>
          </table:table-cell>
          <table:table-cell office:value-type="float" office:value="0" calcext:value-type="float">
            <text:p>0</text:p>
          </table:table-cell>
          <table:table-cell table:formula="of:=161/8" office:value-type="float" office:value="20.125" calcext:value-type="float">
            <text:p>20.12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57]+[.$C57])+[.$D57])+[.E57]" office:value-type="float" office:value="99.125" calcext:value-type="float">
            <text:p>99.125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Analisis de Merma desde la Preñez Prenatales</text:p>
          </table:table-cell>
          <table:table-cell office:value-type="float" office:value="0" calcext:value-type="float">
            <text:p>0</text:p>
          </table:table-cell>
          <table:table-cell table:formula="of:=161/8" office:value-type="float" office:value="20.125" calcext:value-type="float">
            <text:p>20.12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58]+[.$C58])+[.$D58])+[.E58]" office:value-type="float" office:value="99.125" calcext:value-type="float">
            <text:p>99.125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Analisis de Merma desde la Preñez Pernatale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([.$B59]+[.$C59])+[.$D59])+[.E59]" office:value-type="float" office:value="0" calcext:value-type="float">
            <text:p>0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Analisis de Merma desde la Preñez Postnatales</text:p>
          </table:table-cell>
          <table:table-cell office:value-type="float" office:value="0" calcext:value-type="float">
            <text:p>0</text:p>
          </table:table-cell>
          <table:table-cell table:formula="of:=161/8" office:value-type="float" office:value="20.125" calcext:value-type="float">
            <text:p>20.12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60]+[.$C60])+[.$D60])+[.E60]" office:value-type="float" office:value="99.125" calcext:value-type="float">
            <text:p>99.125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Ver Taza de Extraccion en Cabezas</text:p>
          </table:table-cell>
          <table:table-cell office:value-type="float" office:value="0" calcext:value-type="float">
            <text:p>0</text:p>
          </table:table-cell>
          <table:table-cell table:formula="of:=95/4" office:value-type="float" office:value="23.75" calcext:value-type="float">
            <text:p>23.7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61]+[.$C61])+[.$D61])+[.E61]" office:value-type="float" office:value="102.75" calcext:value-type="float">
            <text:p>102.7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Ver Taza de Extraccion en KG</text:p>
          </table:table-cell>
          <table:table-cell office:value-type="float" office:value="0" calcext:value-type="float">
            <text:p>0</text:p>
          </table:table-cell>
          <table:table-cell table:formula="of:=95/4" office:value-type="float" office:value="23.75" calcext:value-type="float">
            <text:p>23.7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62]+[.$C62])+[.$D62])+[.E62]" office:value-type="float" office:value="102.75" calcext:value-type="float">
            <text:p>102.7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Ver Cabezas por Hectarea Fisica</text:p>
          </table:table-cell>
          <table:table-cell office:value-type="float" office:value="0" calcext:value-type="float">
            <text:p>0</text:p>
          </table:table-cell>
          <table:table-cell table:formula="of:=95/4" office:value-type="float" office:value="23.75" calcext:value-type="float">
            <text:p>23.7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63]+[.$C63])+[.$D63])+[.E63]" office:value-type="float" office:value="102.75" calcext:value-type="float">
            <text:p>102.7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Ver KG por Hectarea Fisica</text:p>
          </table:table-cell>
          <table:table-cell office:value-type="float" office:value="0" calcext:value-type="float">
            <text:p>0</text:p>
          </table:table-cell>
          <table:table-cell table:formula="of:=95/4" office:value-type="float" office:value="23.75" calcext:value-type="float">
            <text:p>23.75</text:p>
          </table:table-cell>
          <table:table-cell table:formula="of:=ROUNDUP((939/13);0)+ROUNDUP((234/40);0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(([.$B64]+[.$C64])+[.$D64])+[.E64]" office:value-type="float" office:value="102.75" calcext:value-type="float">
            <text:p>102.7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Ver Cabezas por Hectarea Conea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([.$B65]+[.$C65])+[.$D65])+[.E65]" office:value-type="float" office:value="0" calcext:value-type="float">
            <text:p>0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Cambiar Categoria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$B66]+[.$C66])+[.$D66])+[.E66]" office:value-type="float" office:value="5" calcext:value-type="float">
            <text:p>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Ver Metricas de PC o Mov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41/8)+ROUNDUP((188/11);0)" office:value-type="float" office:value="35.625" calcext:value-type="float">
            <text:p>35.625</text:p>
          </table:table-cell>
          <table:table-cell office:value-type="float" office:value="0" calcext:value-type="float">
            <text:p>0</text:p>
          </table:table-cell>
          <table:table-cell table:formula="of:=(([.$B67]+[.$C67])+[.$D67])+[.E67]" office:value-type="float" office:value="35.625" calcext:value-type="float">
            <text:p>35.625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Ver Trafico de Tiempo de Permanencia</text:p>
          </table:table-cell>
          <table:table-cell table:formula="of:=[Archivo.$B$16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(141/8)+ROUNDUP((188/11);0)" office:value-type="float" office:value="35.625" calcext:value-type="float">
            <text:p>35.625</text:p>
          </table:table-cell>
          <table:table-cell office:value-type="float" office:value="0" calcext:value-type="float">
            <text:p>0</text:p>
          </table:table-cell>
          <table:table-cell table:formula="of:=(([.$B68]+[.$C68])+[.$D68])+[.E68]" office:value-type="float" office:value="61.625" calcext:value-type="float">
            <text:p>61.625</text:p>
          </table:table-cell>
          <table:table-cell table:number-columns-repeated="250"/>
        </table:table-row>
        <table:table-row table:style-name="ro5">
          <table:table-cell office:value-type="string" calcext:value-type="string">
            <text:p>Ver Visitantes Unicos</text:p>
          </table:table-cell>
          <table:table-cell table:formula="of:=([Archivo.$B$15]/4)+([Archivo.$B$16]/4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(23+29)/2)+ROUNDUP((188/11);0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(([.$B69]+[.$C69])+[.$D69])+[.E69]" office:value-type="float" office:value="69" calcext:value-type="float">
            <text:p>69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Agregar Abort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(([.$B70]+[.$C70])+[.$D70])+[.E70]" office:value-type="float" office:value="94" calcext:value-type="float">
            <text:p>94</text:p>
          </table:table-cell>
          <table:table-cell table:number-columns-repeated="250"/>
        </table:table-row>
        <table:table-row table:style-name="ro6">
          <table:table-cell office:value-type="string" calcext:value-type="string">
            <text:p>Ver que Usuarios Estan Activos en el Sistema</text:p>
          </table:table-cell>
          <table:table-cell table:formula="of:=([Archivo.$B$15]/4)+([Archivo.$B$16]/4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(23+29)/2)+ROUNDUP((188/11);0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(([.$B71]+[.$C71])+[.$D71])+[.E71]" office:value-type="float" office:value="69" calcext:value-type="float">
            <text:p>69</text:p>
          </table:table-cell>
          <table:table-cell table:number-columns-repeated="250"/>
        </table:table-row>
        <table:table-row table:style-name="ro4">
          <table:table-cell table:style-name="ce5" office:value-type="string" calcext:value-type="string">
            <text:p>Nueva Contraseña</text:p>
          </table:table-cell>
          <table:table-cell table:style-name="ce13" office:value-type="float" office:value="0" calcext:value-type="float">
            <text:p>0</text:p>
          </table:table-cell>
          <table:table-cell table:style-name="ce19" table:formula="of:=[Archivo.$D$8]" office:value-type="float" office:value="94" calcext:value-type="float">
            <text:p>94</text:p>
          </table:table-cell>
          <table:table-cell table:style-name="ce23" table:formula="of:=(29+22)+17" office:value-type="float" office:value="68" calcext:value-type="float">
            <text:p>68</text:p>
          </table:table-cell>
          <table:table-cell table:style-name="ce28" office:value-type="float" office:value="0" calcext:value-type="float">
            <text:p>0</text:p>
          </table:table-cell>
          <table:table-cell table:style-name="ce32" table:formula="of:=(([.$B72]+[.$C72])+[.$D72])+[.E72]" office:value-type="float" office:value="162" calcext:value-type="float">
            <text:p>162</text:p>
          </table:table-cell>
          <table:table-cell table:number-columns-repeated="250"/>
        </table:table-row>
        <table:table-row table:style-name="ro7">
          <table:table-cell table:style-name="ce6"/>
          <table:table-cell table:style-name="ce14" table:number-columns-repeated="2"/>
          <table:table-cell table:style-name="ce24"/>
          <table:table-cell table:style-name="ce29" office:value-type="string" calcext:value-type="string">
            <text:p>Total Todos</text:p>
          </table:table-cell>
          <table:table-cell table:style-name="ce33" table:formula="of:=SUM([.F4:.F72])" office:value-type="float" office:value="13291.2" calcext:value-type="float">
            <text:p>13291.2</text:p>
          </table:table-cell>
          <table:table-cell table:style-name="Default"/>
          <table:table-cell table:number-columns-repeated="249"/>
        </table:table-row>
        <table:table-row table:style-name="ro4">
          <table:table-cell table:style-name="ce7"/>
          <table:table-cell table:style-name="ce15" table:number-columns-repeated="3"/>
          <table:table-cell table:style-name="ce14"/>
          <table:table-cell table:style-name="ce15"/>
          <table:table-cell table:style-name="Default"/>
          <table:table-cell table:number-columns-repeated="249"/>
        </table:table-row>
        <table:table-row table:style-name="ro4" table:number-rows-repeated="26">
          <table:table-cell table:style-name="ce7"/>
          <table:table-cell table:style-name="ce15" table:number-columns-repeated="5"/>
          <table:table-cell table:style-name="Default"/>
          <table:table-cell table:number-columns-repeated="249"/>
        </table:table-row>
        <table:table-row table:style-name="ro4">
          <table:table-cell table:style-name="ce8"/>
          <table:table-cell table:style-name="ce15" table:number-columns-repeated="5"/>
          <table:table-cell table:style-name="Default"/>
          <table:table-cell table:number-columns-repeated="249"/>
        </table:table-row>
      </table:table>
      <table:table table:name="Archivo" table:style-name="ta2" table:print="false">
        <table:table-column table:style-name="co5" table:default-cell-style-name="ce40"/>
        <table:table-column table:style-name="co6" table:default-cell-style-name="ce45"/>
        <table:table-column table:style-name="co5" table:default-cell-style-name="ce51"/>
        <table:table-column table:style-name="co6" table:default-cell-style-name="ce55"/>
        <table:table-column table:style-name="co7" table:default-cell-style-name="ce60"/>
        <table:table-column table:style-name="co6" table:default-cell-style-name="ce65"/>
        <table:table-column table:style-name="co5" table:default-cell-style-name="ce72"/>
        <table:table-column table:style-name="co6" table:default-cell-style-name="ce27"/>
        <table:table-column table:style-name="co2" table:default-cell-style-name="ce34"/>
        <table:table-column table:style-name="co2" table:number-columns-repeated="247" table:default-cell-style-name="Default"/>
        <table:table-row table:style-name="ro9">
          <table:table-cell table:style-name="ce35" office:value-type="string" calcext:value-type="string" table:number-columns-spanned="8" table:number-rows-spanned="1">
            <text:p>LOC por archivo</text:p>
          </table:table-cell>
          <table:covered-table-cell table:number-columns-repeated="7" table:style-name="Default"/>
          <table:table-cell table:number-columns-repeated="248"/>
        </table:table-row>
        <table:table-row table:style-name="ro10">
          <table:table-cell table:style-name="ce10" office:value-type="string" calcext:value-type="string" table:number-columns-spanned="2" table:number-rows-spanned="1">
            <text:p>Modelos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Controladores</text:p>
          </table:table-cell>
          <table:covered-table-cell table:style-name="Default"/>
          <table:table-cell table:style-name="ce20" office:value-type="string" calcext:value-type="string" table:number-columns-spanned="2" table:number-rows-spanned="1">
            <text:p>Vistas/HTML</text:p>
          </table:table-cell>
          <table:covered-table-cell table:style-name="Default"/>
          <table:table-cell table:style-name="ce25" office:value-type="string" calcext:value-type="string" table:number-columns-spanned="2" table:number-rows-spanned="1">
            <text:p>Javascript</text:p>
          </table:table-cell>
          <table:covered-table-cell table:style-name="Default"/>
          <table:table-cell table:number-columns-repeated="248"/>
        </table:table-row>
        <table:table-row table:style-name="ro4">
          <table:table-cell table:style-name="ce36" office:value-type="string" calcext:value-type="string">
            <text:p>Nombre</text:p>
          </table:table-cell>
          <table:table-cell table:style-name="ce43" office:value-type="string" calcext:value-type="string">
            <text:p>LOC</text:p>
          </table:table-cell>
          <table:table-cell table:style-name="ce48" office:value-type="string" calcext:value-type="string">
            <text:p>Nombre</text:p>
          </table:table-cell>
          <table:table-cell table:style-name="ce53" office:value-type="string" calcext:value-type="string">
            <text:p>LOC</text:p>
          </table:table-cell>
          <table:table-cell table:style-name="ce58" office:value-type="string" calcext:value-type="string">
            <text:p>Nombre</text:p>
          </table:table-cell>
          <table:table-cell table:style-name="ce63" office:value-type="string" calcext:value-type="string">
            <text:p>LOC</text:p>
          </table:table-cell>
          <table:table-cell table:style-name="ce68" office:value-type="string" calcext:value-type="string">
            <text:p>Nombre</text:p>
          </table:table-cell>
          <table:table-cell table:style-name="ce74" office:value-type="string" calcext:value-type="string">
            <text:p>LOC</text:p>
          </table:table-cell>
          <table:table-cell table:number-columns-repeated="248"/>
        </table:table-row>
        <table:table-row table:style-name="ro5">
          <table:table-cell table:style-name="ce37" office:value-type="string" calcext:value-type="string">
            <text:p>actividad_veterinaria.rb</text:p>
          </table:table-cell>
          <table:table-cell table:style-name="ce44" office:value-type="float" office:value="13" calcext:value-type="float">
            <text:p>13</text:p>
          </table:table-cell>
          <table:table-cell table:style-name="ce49" office:value-type="string" calcext:value-type="string">
            <text:p>actividades_controller.rb</text:p>
          </table:table-cell>
          <table:table-cell table:style-name="ce54" office:value-type="float" office:value="404" calcext:value-type="float">
            <text:p>404</text:p>
          </table:table-cell>
          <table:table-cell table:style-name="ce59" office:value-type="string" calcext:value-type="string">
            <text:p>agregar_aborto</text:p>
          </table:table-cell>
          <table:table-cell table:style-name="ce64" office:value-type="float" office:value="67" calcext:value-type="float">
            <text:p>67</text:p>
          </table:table-cell>
          <table:table-cell table:style-name="ce69" office:value-type="string" calcext:value-type="string">
            <text:p>actividades.js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48"/>
        </table:table-row>
        <table:table-row table:style-name="ro5">
          <table:table-cell table:style-name="ce38" office:value-type="string" calcext:value-type="string">
            <text:p>destete.rb</text:p>
          </table:table-cell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administracion_controller.rb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gregar_destete</text:p>
          </table:table-cell>
          <table:table-cell office:value-type="float" office:value="57" calcext:value-type="float">
            <text:p>57</text:p>
          </table:table-cell>
          <table:table-cell table:style-name="ce70" office:value-type="string" calcext:value-type="string">
            <text:p>establecimientos.js.coffee</text:p>
          </table:table-cell>
          <table:table-cell office:value-type="float" office:value="150" calcext:value-type="float">
            <text:p>150</text:p>
          </table:table-cell>
          <table:table-cell table:number-columns-repeated="248"/>
        </table:table-row>
        <table:table-row table:style-name="ro5">
          <table:table-cell table:style-name="ce38" office:value-type="string" calcext:value-type="string">
            <text:p>entore.rb</text:p>
          </table:table-cell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analisis_controller.rb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agregar_ganado_entore</text:p>
          </table:table-cell>
          <table:table-cell office:value-type="float" office:value="48" calcext:value-type="float">
            <text:p>48</text:p>
          </table:table-cell>
          <table:table-cell table:style-name="ce70" office:value-type="string" calcext:value-type="string">
            <text:p>ganado.js</text:p>
          </table:table-cell>
          <table:table-cell office:value-type="float" office:value="97" calcext:value-type="float">
            <text:p>97</text:p>
          </table:table-cell>
          <table:table-cell table:number-columns-repeated="248"/>
        </table:table-row>
        <table:table-row table:style-name="ro5">
          <table:table-cell table:style-name="ce38" office:value-type="string" calcext:value-type="string">
            <text:p>establecimiento.rb</text:p>
          </table:table-cell>
          <table:table-cell office:value-type="float" office:value="164" calcext:value-type="float">
            <text:p>164</text:p>
          </table:table-cell>
          <table:table-cell table:style-name="ce50" office:value-type="string" calcext:value-type="string">
            <text:p>application_controller.rb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gregar_preniez</text:p>
          </table:table-cell>
          <table:table-cell office:value-type="float" office:value="69" calcext:value-type="float">
            <text:p>69</text:p>
          </table:table-cell>
          <table:table-cell table:style-name="ce71" office:value-type="string" calcext:value-type="string">
            <text:p>navsActive.js</text:p>
          </table:table-cell>
          <table:table-cell office:value-type="float" office:value="51" calcext:value-type="float">
            <text:p>51</text:p>
          </table:table-cell>
          <table:table-cell table:number-columns-repeated="248"/>
        </table:table-row>
        <table:table-row table:style-name="ro5">
          <table:table-cell table:style-name="ce38" office:value-type="string" calcext:value-type="string">
            <text:p>evento.rb</text:p>
          </table:table-cell>
          <table:table-cell office:value-type="float" office:value="43" calcext:value-type="float">
            <text:p>43</text:p>
          </table:table-cell>
          <table:table-cell table:style-name="ce50" office:value-type="string" calcext:value-type="string">
            <text:p>contrasenia_controller.r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firmar_agregar_destete</text:p>
          </table:table-cell>
          <table:table-cell office:value-type="float" office:value="6" calcext:value-type="float">
            <text:p>6</text:p>
          </table:table-cell>
          <table:table-cell table:style-name="ce70" office:value-type="string" calcext:value-type="string">
            <text:p>validacion_metodos.js</text:p>
          </table:table-cell>
          <table:table-cell office:value-type="float" office:value="130" calcext:value-type="float">
            <text:p>130</text:p>
          </table:table-cell>
          <table:table-cell table:number-columns-repeated="248"/>
        </table:table-row>
        <table:table-row table:style-name="ro5">
          <table:table-cell table:style-name="ce38" office:value-type="string" calcext:value-type="string">
            <text:p>ganado_entore.rb</text:p>
          </table:table-cell>
          <table:table-cell office:value-type="float" office:value="11" calcext:value-type="float">
            <text:p>11</text:p>
          </table:table-cell>
          <table:table-cell table:style-name="ce50" office:value-type="string" calcext:value-type="string">
            <text:p>establecimientos_controller.rb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ostrar_actividad_veterinaria</text:p>
          </table:table-cell>
          <table:table-cell office:value-type="float" office:value="244" calcext:value-type="float">
            <text:p>244</text:p>
          </table:table-cell>
          <table:table-cell table:style-name="ce70" office:value-type="string" calcext:value-type="string">
            <text:p>validacion_reglas.js</text:p>
          </table:table-cell>
          <table:table-cell office:value-type="float" office:value="264" calcext:value-type="float">
            <text:p>264</text:p>
          </table:table-cell>
          <table:table-cell table:number-columns-repeated="248"/>
        </table:table-row>
        <table:table-row table:style-name="ro5">
          <table:table-cell table:style-name="ce38" office:value-type="string" calcext:value-type="string">
            <text:p>ganado.rb</text:p>
          </table:table-cell>
          <table:table-cell office:value-type="float" office:value="388" calcext:value-type="float">
            <text:p>388</text:p>
          </table:table-cell>
          <table:table-cell table:style-name="ce50" office:value-type="string" calcext:value-type="string">
            <text:p>eventos_controller.rb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uevo_entore</text:p>
          </table:table-cell>
          <table:table-cell office:value-type="float" office:value="51" calcext:value-type="float">
            <text:p>51</text:p>
          </table:table-cell>
          <table:table-cell table:style-name="ce70" office:value-type="string" calcext:value-type="string">
            <text:p>validacion.js</text:p>
          </table:table-cell>
          <table:table-cell office:value-type="float" office:value="100" calcext:value-type="float">
            <text:p>100</text:p>
          </table:table-cell>
          <table:table-cell table:number-columns-repeated="248"/>
        </table:table-row>
        <table:table-row table:style-name="ro5">
          <table:table-cell table:style-name="ce39" office:value-type="string" calcext:value-type="string">
            <text:p>invitacion.rb</text:p>
          </table:table-cell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ganados_controller.rb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how_actividad_veterinaria</text:p>
          </table:table-cell>
          <table:table-cell office:value-type="float" office:value="244" calcext:value-type="float">
            <text:p>244</text:p>
          </table:table-cell>
          <table:table-cell table:number-columns-repeated="250"/>
        </table:table-row>
        <table:table-row table:style-name="ro5">
          <table:table-cell table:style-name="ce38" office:value-type="string" calcext:value-type="string">
            <text:p>padron.rb</text:p>
          </table:table-cell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sessions_controller.r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scargar_visitas.html</text:p>
          </table:table-cell>
          <table:table-cell office:value-type="float" office:value="23" calcext:value-type="float">
            <text:p>23</text:p>
          </table:table-cell>
          <table:table-cell table:number-columns-repeated="250"/>
        </table:table-row>
        <table:table-row table:style-name="ro5">
          <table:table-cell table:style-name="ce38" office:value-type="string" calcext:value-type="string">
            <text:p>pesaje.rb</text:p>
          </table:table-cell>
          <table:table-cell office:value-type="float" office:value="20" calcext:value-type="float">
            <text:p>20</text:p>
          </table:table-cell>
          <table:table-cell table:style-name="ce50" office:value-type="string" calcext:value-type="string">
            <text:p>usuarios_controller.rb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escargar_visitas.xls</text:p>
          </table:table-cell>
          <table:table-cell office:value-type="float" office:value="29" calcext:value-type="float">
            <text:p>29</text:p>
          </table:table-cell>
          <table:table-cell table:number-columns-repeated="250"/>
        </table:table-row>
        <table:table-row table:style-name="ro6">
          <table:table-cell table:style-name="ce39" office:value-type="string" calcext:value-type="string">
            <text:p>recovery_code.rb</text:p>
          </table:table-cell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validaciones_controller.rb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dmin/listar_establecimientos</text:p>
          </table:table-cell>
          <table:table-cell office:value-type="float" office:value="127" calcext:value-type="float">
            <text:p>127</text:p>
          </table:table-cell>
          <table:table-cell table:number-columns-repeated="250"/>
        </table:table-row>
        <table:table-row table:style-name="ro5">
          <table:table-cell table:style-name="ce38" office:value-type="string" calcext:value-type="string">
            <text:p>usuario.rb</text:p>
          </table:table-cell>
          <table:table-cell office:value-type="float" office:value="54" calcext:value-type="float">
            <text:p>54</text:p>
          </table:table-cell>
          <table:table-cell table:style-name="ce50" office:value-type="string" calcext:value-type="string">
            <text:p>welcome_controller.r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/listar_usuarios</text:p>
          </table:table-cell>
          <table:table-cell office:value-type="float" office:value="50" calcext:value-type="float">
            <text:p>50</text:p>
          </table:table-cell>
          <table:table-cell table:number-columns-repeated="250"/>
        </table:table-row>
        <table:table-row table:style-name="ro6">
          <table:table-cell table:style-name="ce38" office:value-type="string" calcext:value-type="string">
            <text:p>visita.rb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admin/show_establecimiento</text:p>
          </table:table-cell>
          <table:table-cell office:value-type="float" office:value="152" calcext:value-type="float">
            <text:p>152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admin/show_perfil</text:p>
          </table:table-cell>
          <table:table-cell office:value-type="float" office:value="143" calcext:value-type="float">
            <text:p>143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admin/show_usuario</text:p>
          </table:table-cell>
          <table:table-cell office:value-type="float" office:value="141" calcext:value-type="float">
            <text:p>141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generar_declaracion</text:p>
          </table:table-cell>
          <table:table-cell office:value-type="float" office:value="743" calcext:value-type="float">
            <text:p>743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reporte</text:p>
          </table:table-cell>
          <table:table-cell office:value-type="float" office:value="939" calcext:value-type="float">
            <text:p>939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enter_new_password</text:p>
          </table:table-cell>
          <table:table-cell office:value-type="float" office:value="29" calcext:value-type="float">
            <text:p>29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establecimiento/edit</text:p>
          </table:table-cell>
          <table:table-cell office:value-type="float" office:value="612" calcext:value-type="float">
            <text:p>612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listar_entores</text:p>
          </table:table-cell>
          <table:table-cell office:value-type="float" office:value="49" calcext:value-type="float">
            <text:p>49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listar_personal</text:p>
          </table:table-cell>
          <table:table-cell office:value-type="float" office:value="127" calcext:value-type="float">
            <text:p>127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establecimiento/new</text:p>
          </table:table-cell>
          <table:table-cell office:value-type="float" office:value="652" calcext:value-type="float">
            <text:p>652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establecimiento/show</text:p>
          </table:table-cell>
          <table:table-cell office:value-type="float" office:value="394" calcext:value-type="float">
            <text:p>394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eventos/index</text:p>
          </table:table-cell>
          <table:table-cell office:value-type="float" office:value="233" calcext:value-type="float">
            <text:p>233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alta_ganado_compra_txt</text:p>
          </table:table-cell>
          <table:table-cell office:value-type="float" office:value="69" calcext:value-type="float">
            <text:p>69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alta_ganado_compra</text:p>
          </table:table-cell>
          <table:table-cell office:value-type="float" office:value="157" calcext:value-type="float">
            <text:p>157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alta_ganado_nacimiento_txt</text:p>
          </table:table-cell>
          <table:table-cell office:value-type="float" office:value="148" calcext:value-type="float">
            <text:p>148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alta_ganado_pastoreo_txt</text:p>
          </table:table-cell>
          <table:table-cell office:value-type="float" office:value="43" calcext:value-type="float">
            <text:p>43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alta_ganado_pastoreo</text:p>
          </table:table-cell>
          <table:table-cell office:value-type="float" office:value="88" calcext:value-type="float">
            <text:p>88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alta_ganado</text:p>
          </table:table-cell>
          <table:table-cell office:value-type="float" office:value="275" calcext:value-type="float">
            <text:p>275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baja_ganado_txt</text:p>
          </table:table-cell>
          <table:table-cell office:value-type="float" office:value="19" calcext:value-type="float">
            <text:p>19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listar_ganados</text:p>
          </table:table-cell>
          <table:table-cell office:value-type="float" office:value="906" calcext:value-type="float">
            <text:p>906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ganados/show</text:p>
          </table:table-cell>
          <table:table-cell office:value-type="float" office:value="1367" calcext:value-type="float">
            <text:p>1367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layouts/adminstrador</text:p>
          </table:table-cell>
          <table:table-cell office:value-type="float" office:value="182" calcext:value-type="float">
            <text:p>182</text:p>
          </table:table-cell>
          <table:table-cell table:number-columns-repeated="250"/>
        </table:table-row>
        <table:table-row table:style-name="ro4">
          <table:table-cell table:number-columns-repeated="4"/>
          <table:table-cell table:style-name="ce61" office:value-type="string" calcext:value-type="string">
            <text:p>layouts/application</text:p>
          </table:table-cell>
          <table:table-cell office:value-type="float" office:value="49" calcext:value-type="float">
            <text:p>49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layouts/establecimiento</text:p>
          </table:table-cell>
          <table:table-cell office:value-type="float" office:value="234" calcext:value-type="float">
            <text:p>234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layouts/usuario</text:p>
          </table:table-cell>
          <table:table-cell office:value-type="float" office:value="150" calcext:value-type="float">
            <text:p>150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sessions/new</text:p>
          </table:table-cell>
          <table:table-cell office:value-type="float" office:value="71" calcext:value-type="float">
            <text:p>71</text:p>
          </table:table-cell>
          <table:table-cell table:number-columns-repeated="250"/>
        </table:table-row>
        <table:table-row table:style-name="ro4">
          <table:table-cell table:number-columns-repeated="4"/>
          <table:table-cell table:style-name="ce61" office:value-type="string" calcext:value-type="string">
            <text:p>shared/notices</text:p>
          </table:table-cell>
          <table:table-cell office:value-type="float" office:value="26" calcext:value-type="float">
            <text:p>26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agregado_por_admin</text:p>
          </table:table-cell>
          <table:table-cell office:value-type="float" office:value="14" calcext:value-type="float">
            <text:p>14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agregado_por_admin.text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invitar_usuario</text:p>
          </table:table-cell>
          <table:table-cell office:value-type="float" office:value="6" calcext:value-type="float">
            <text:p>6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invitar_usuario.text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notificar_usuario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notificar_usuario.text</text:p>
          </table:table-cell>
          <table:table-cell office:value-type="float" office:value="9" calcext:value-type="float">
            <text:p>9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personal_preeliminado</text:p>
          </table:table-cell>
          <table:table-cell office:value-type="float" office:value="14" calcext:value-type="float">
            <text:p>14</text:p>
          </table:table-cell>
          <table:table-cell table:number-columns-repeated="250"/>
        </table:table-row>
        <table:table-row table:style-name="ro5">
          <table:table-cell table:number-columns-repeated="4"/>
          <table:table-cell office:value-type="string" calcext:value-type="string">
            <text:p>personal_preeliminado.text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recovery_email</text:p>
          </table:table-cell>
          <table:table-cell office:value-type="float" office:value="13" calcext:value-type="float">
            <text:p>13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recovery_email.text</text:p>
          </table:table-cell>
          <table:table-cell office:value-type="float" office:value="4" calcext:value-type="float">
            <text:p>4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welcome_email</text:p>
          </table:table-cell>
          <table:table-cell office:value-type="float" office:value="13" calcext:value-type="float">
            <text:p>13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welcome_email.text</text:p>
          </table:table-cell>
          <table:table-cell office:value-type="float" office:value="4" calcext:value-type="float">
            <text:p>4</text:p>
          </table:table-cell>
          <table:table-cell table:number-columns-repeated="250"/>
        </table:table-row>
        <table:table-row table:style-name="ro6">
          <table:table-cell table:number-columns-repeated="4"/>
          <table:table-cell office:value-type="string" calcext:value-type="string">
            <text:p>usuarios/listar_establecimientos</text:p>
          </table:table-cell>
          <table:table-cell office:value-type="float" office:value="91" calcext:value-type="float">
            <text:p>91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usuarios/new</text:p>
          </table:table-cell>
          <table:table-cell office:value-type="float" office:value="68" calcext:value-type="float">
            <text:p>68</text:p>
          </table:table-cell>
          <table:table-cell table:number-columns-repeated="250"/>
        </table:table-row>
        <table:table-row table:style-name="ro4">
          <table:table-cell table:number-columns-repeated="4"/>
          <table:table-cell office:value-type="string" calcext:value-type="string">
            <text:p>usuarios/show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ce76"/>
          <table:table-cell table:number-columns-repeated="247"/>
        </table:table-row>
        <table:table-row table:style-name="ro3">
          <table:table-cell table:style-name="ce41"/>
          <table:table-cell table:style-name="ce46"/>
          <table:table-cell table:style-name="ce52"/>
          <table:table-cell table:style-name="ce56"/>
          <table:table-cell table:style-name="ce62" office:value-type="string" calcext:value-type="string">
            <text:p>welcome/index</text:p>
          </table:table-cell>
          <table:table-cell table:style-name="ce66" office:value-type="float" office:value="120" calcext:value-type="float">
            <text:p>120</text:p>
          </table:table-cell>
          <table:table-cell table:style-name="ce73"/>
          <table:table-cell table:style-name="ce28"/>
          <table:table-cell table:style-name="ce77" office:value-type="string" calcext:value-type="string">
            <text:p>Total Todos</text:p>
          </table:table-cell>
          <table:table-cell table:number-columns-repeated="247"/>
        </table:table-row>
        <table:table-row table:style-name="ro7">
          <table:table-cell table:style-name="ce42" office:value-type="string" calcext:value-type="string">
            <text:p>Total</text:p>
          </table:table-cell>
          <table:table-cell table:style-name="ce47" table:formula="of:=SUM([.B4:.B58])" office:value-type="float" office:value="756" calcext:value-type="float">
            <text:p>756</text:p>
          </table:table-cell>
          <table:table-cell table:style-name="ce42" office:value-type="string" calcext:value-type="string">
            <text:p>Total</text:p>
          </table:table-cell>
          <table:table-cell table:style-name="ce57" table:formula="of:=SUM([.D4:.D58])" office:value-type="float" office:value="2757" calcext:value-type="float">
            <text:p>2757</text:p>
          </table:table-cell>
          <table:table-cell table:style-name="ce42" office:value-type="string" calcext:value-type="string">
            <text:p>Total</text:p>
          </table:table-cell>
          <table:table-cell table:style-name="ce67" table:formula="of:=SUM([.F4:.F58])" office:value-type="float" office:value="9561" calcext:value-type="float">
            <text:p>9561</text:p>
          </table:table-cell>
          <table:table-cell table:style-name="ce42" office:value-type="string" calcext:value-type="string">
            <text:p>Total</text:p>
          </table:table-cell>
          <table:table-cell table:style-name="ce75" table:formula="of:=SUM([.H4:.H58])" office:value-type="float" office:value="800" calcext:value-type="float">
            <text:p>800</text:p>
          </table:table-cell>
          <table:table-cell table:style-name="ce33" table:formula="of:=(([.B59]+[.D59])+[.F59])+[.H59]" office:value-type="float" office:value="13874" calcext:value-type="float">
            <text:p>13874</text:p>
          </table:table-cell>
          <table:table-cell table:number-columns-repeated="247"/>
        </table:table-row>
        <table:table-row table:style-name="ro4">
          <table:table-cell table:style-name="ce14" table:number-columns-repeated="8"/>
          <table:table-cell table:style-name="Default"/>
          <table:table-cell table:number-columns-repeated="247"/>
        </table:table-row>
        <table:table-row table:style-name="ro4" table:number-rows-repeated="40">
          <table:table-cell table:style-name="ce15" table:number-columns-repeated="8"/>
          <table:table-cell table:style-name="Default"/>
          <table:table-cell table:number-columns-repeated="247"/>
        </table:table-row>
        <table:table-row table:style-name="ro4">
          <table:table-cell table:style-name="ce15" table:number-columns-repeated="8"/>
          <table:table-cell table:style-name="Default"/>
          <table:table-cell table:number-columns-repeated="247"/>
        </table:table-row>
      </table:table>
      <table:table table:name="General" table:style-name="ta3" table:print="false">
        <table:table-column table:style-name="co8" table:default-cell-style-name="ce79"/>
        <table:table-column table:style-name="co9" table:default-cell-style-name="ce80"/>
        <table:table-column table:style-name="co2" table:number-columns-repeated="254" table:default-cell-style-name="Default"/>
        <table:table-row table:style-name="ro2">
          <table:table-cell table:style-name="ce78" office:value-type="string" calcext:value-type="string" table:number-columns-spanned="2" table:number-rows-spanned="1">
            <text:p>Consideraciones</text:p>
          </table:table-cell>
          <table:covered-table-cell table:style-name="Default"/>
          <table:table-cell table:number-columns-repeated="254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Varios casos de uso reusan el mismo codigo. Ya sea codigo de controladores, modelos, html o javascript. En estos casos, se utiliza la siguiente metodologia: Si un determinado pedazo de codigo tiene X lineas de codigo, y hay Y casos de uso que lo utilizan, entonces cada uno de esos casos de uso va a tener X/Y lineas de codigo aportados por tal pedazo de codigo. De esta forma, la suma total de LOC de cada CU da X.</text:p>
          </table:table-cell>
          <table:table-cell table:number-columns-repeated="254"/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string" calcext:value-type="string">
            <text:p>En algunas ocasiones, resulta muy complicado analizar el LOC de un caso de uso en particular o de un grupo de CU. En estas situaciones, se resuelve tomar todo el codigo analizado, contar sus LOC, y estimar la proporcion de este LOC que pertenece a un CU u a otro, segun el impacto de tal CU, cuanto uno sabe que tal codigo se utiliza para tal CU, etc.</text:p>
          </table:table-cell>
          <table:table-cell table:number-columns-repeated="254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Los resultados de la sheet "Casos de Uso" puede no dar el mismo total que el de "Archivo". Esto se debe a que algun codigo de tales archivos no pertenece a casos de uso en particulares, o tal vez sea codigo no utilizado.</text:p>
          </table:table-cell>
          <table:table-cell table:number-columns-repeated="254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En "Archivos", los archivos con color mas oscuro (ejemplo "invitacion.rb") son archivos a los cuales no se les pudo asociar casos de uso</text:p>
          </table:table-cell>
          <table:table-cell table:number-columns-repeated="254"/>
        </table:table-row>
        <table:table-row table:style-name="ro15">
          <table:table-cell office:value-type="float" office:value="5" calcext:value-type="float">
            <text:p>5</text:p>
          </table:table-cell>
          <table:table-cell office:value-type="string" calcext:value-type="string">
            <text:p>Tambien hay casos donde hay archivos repetidos me parece. Tipo "show_actividad_veterinaria" y algunos parecidos</text:p>
          </table:table-cell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o_20_de_20_Uso" style:display-name="PageStyle_Caso de U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vo" style:display-name="PageStyle_Archiv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32" meta:object-count="0"/>
    <meta:generator>LibreOffice/4.1.0.4$Windows_x86 LibreOffice_project/89ea49ddacd9aa532507cbf852f2bb22b1ace28</meta:generator>
  </office:meta>
</office:document-meta>
</file>